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Link" style:data-style-name="N0">
      <style:text-properties fo:color="#467886" style:text-underline-style="solid" style:text-underline-type="single"/>
    </style:style>
    <style:style style:name="ce5" style:family="table-cell" style:parent-style-name="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2.7541666666667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WEBSI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PS63000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ti.com/lit/ds/symlink/tps63000.pdf?ts=1725800412426&amp;ref_url=https%253A%252F%252Fwww.mouser.cn%252F">https://www.ti.com/lit/ds/symlink/tps63000.pdf?ts=1725800412426&amp;ref_url=https%253A%252F%252Fwww.mouser.cn%252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2102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5">
            <text:p><text:a xlink:href="https://www.silabs.com/documents/public/data-sheets/CP2102-9.pdf">https://www.silabs.com/documents/public/data-sheets/CP2102-9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P32-C3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5">
            <text:p><text:a xlink:href="https://www.espressif.com/sites/default/files/documentation/esp32-c3-wroom-02_datasheet_en.pdf">https://www.espressif.com/sites/default/files/documentation/esp32-c3-wroom-02_datasheet_en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CP73811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1">
            <text:p>https://ww1.microchip.com/downloads/en/DeviceDoc/22036b.pdf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ichard.krammer</meta:initial-creator>
    <dc:creator>richard.krammer</dc:creator>
    <meta:creation-date>2024-09-09T06:07:10Z</meta:creation-date>
    <dc:date>2024-09-09T18:47:53Z</dc:date>
    <meta:editing-duration>PT0S</meta:editing-duration>
  </office:meta>
</office:document-meta>
</file>